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my first website which was developed for an hotel in central France. This is the english version of their original website. It was developed using html, css and javascript. In this website, we can find informations about the hotel, about the region, and some informations about the activities :</text:p>
      <text:p text:style-name="Standard">&lt;ul&gt;</text:p>
      <text:p text:style-name="Standard">&lt;li&gt;Informations about the Hotel&lt;/li&gt;</text:p>
      <text:p text:style-name="Standard">&lt;li&gt;Touristic Informations&lt;/li&gt;</text:p>
      <text:p text:style-name="Standard">&lt;li&gt;Contact / Booking Form&lt;/li&gt;</text:p>
      <text:p text:style-name="Standard">&lt;/u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0:12:00</meta:creation-date>
    <meta:document-statistic meta:table-count="0" meta:image-count="0" meta:object-count="0" meta:page-count="1" meta:paragraph-count="6" meta:word-count="63" meta:character-count="410"/>
    <dc:date>2014-10-19T20:14:15</dc:date>
    <meta:editing-duration>PT2M18S</meta:editing-duration>
    <meta:editing-cycles>1</meta:editing-cycles>
    <meta:generator>OpenOffice.org/3.4.1$Unix OpenOffice.org_project/341m1$Build-9593</meta:generator>
  </office:meta>
</office:document-meta>
</file>